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02cm solid #000000" style:shadow="#808080 0.18cm -0.18cm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9"/>
    <style:style style:name="P7" style:family="paragraph" style:parent-style-name="Standard" style:list-style-name="L2">
      <style:paragraph-properties fo:margin-top="0.199cm" fo:margin-bottom="0cm"/>
    </style:style>
    <style:style style:name="P8" style:family="paragraph" style:parent-style-name="Standard" style:list-style-name="L4">
      <style:paragraph-properties fo:margin-left="3.752cm" fo:margin-right="0cm" fo:text-indent="-0.635cm" style:auto-text-indent="false"/>
    </style:style>
    <style:style style:name="P9" style:family="paragraph" style:parent-style-name="Standard" style:list-style-name="L8">
      <style:paragraph-properties fo:margin-left="2.249cm" fo:margin-right="0cm" fo:text-indent="-0.635cm" style:auto-text-indent="false">
        <style:tab-stops/>
      </style:paragraph-properties>
    </style:style>
    <style:style style:name="P1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yout</text:h>
      <text:p text:style-name="Text_20_body">Vorgaben existieren nur eingeschränkt, sodass Freiraum besteht. Wichtig ist ein insgesamt ansprechendes Layout:</text:p>
      <text:list xml:id="list7871606216829765919" text:style-name="L1">
        <text:list-item>
          <text:p text:style-name="P10">Schrift groß genug? (mindestens Arial 11, Times 12)</text:p>
        </text:list-item>
        <text:list-item>
          <text:p text:style-name="P10">Zeilenabstand dient der Lesbarkeit (nicht zuviel, 1,5 kostet schon viel Raum)</text:p>
        </text:list-item>
        <text:list-item>
          <text:p text:style-name="P10">Kopfzeile nutzen (Thema, kleines Gruppenlogo,...)</text:p>
        </text:list-item>
        <text:list-item>
          <text:p text:style-name="P10">Fußzeile nutzen (einfache Seitenzahl, nicht „Seite 3 von 15“, Fußnoten mit eventuell ergänzenden Informationen wie Quellenangaben und Hinweisen auf weitere Informationen im „Anhang x auf Seite y“</text:p>
        </text:list-item>
        <text:list-item>
          <text:p text:style-name="P10">zu wenig Visualisierung erschwert das Lesen</text:p>
        </text:list-item>
        <text:list-item>
          <text:p text:style-name="P10">Abbildungsnummern vergeben, auf die dann im Text Bezug genommen werden kann</text:p>
        </text:list-item>
        <text:list-item>
          <text:p text:style-name="P10">Visualisierung immer auch im Text aufgreifen, zumindest in Ansätzen</text:p>
        </text:list-item>
        <text:list-item>
          <text:p text:style-name="P10">Seitenzahlen beginnen i.d.R. auf der ersten inhaltlichen Textseite, ob nun mit Seite 1 oder 2 oder 3 ist egal</text:p>
        </text:list-item>
        <text:list-item>
          <text:p text:style-name="P10">Quellcode mit Codezeilennummern abbilden und im Rahmen der Erläuterung auf diese Bezug nehmen, damit der Leser Sachverhalte ohne Raten und Suchen verstehen kann</text:p>
        </text:list-item>
      </text:list>
      <text:p text:style-name="Text_20_body"/>
      <text:h text:style-name="Heading_20_1" text:outline-level="1">Deckblatt</text:h>
      <text:list xml:id="list2333648617260171957" text:style-name="L2">
        <text:list-item>
          <text:p text:style-name="P7">Titel im Focus <text:s/>und am größten? (Gruppenname ist eher unwichtig....)</text:p>
        </text:list-item>
        <text:list-item>
          <text:p text:style-name="P7">Titel definiert das Projekt eindeutig? („Datenbank Berufsschule“ ist eher unterdurchschnittlich, „Planung und Entwicklung eines webbasierten Help-Desk-Systems für die Berufsschule Elmshorn“ ist schon klarer.)</text:p>
        </text:list-item>
        <text:list-item>
          <text:p text:style-name="P7">Schuljahr und Bearbeitungszeitraum?</text:p>
        </text:list-item>
        <text:list-item>
          <text:p text:style-name="P7">„Projektdokumentation im Rahmen des Unterstufenprojektes Webdesign“ enthalten?</text:p>
        </text:list-item>
        <text:list-item>
          <text:p text:style-name="P7">Gruppenname und Gruppenmitglieder?</text:p>
        </text:list-item>
        <text:list-item>
          <text:p text:style-name="P7">Keine Seitenzahlen, Dateinamen oder Ausdruckdaten einfügen</text:p>
          <text:p text:style-name="P7"/>
        </text:list-item>
      </text:list>
      <text:p text:style-name="Standard"/>
      <text:h text:style-name="Heading_20_1" text:outline-level="1">Inhaltsverzeichnis</text:h>
      <text:list xml:id="list2080536859315466404" text:style-name="L3">
        <text:list-item>
          <text:p text:style-name="P2">Numerische Gliederung?</text:p>
        </text:list-item>
        <text:list-item>
          <text:p text:style-name="P2">Seitenzahlen mit „Punktelinie“?</text:p>
        </text:list-item>
        <text:list-item>
          <text:p text:style-name="P2">Untergeordnete Gliederungspunkte werden nur benötigt, wenn es davon mehrere gibt: es gibt also nur 2.1., wenn es auch 2.2 gibt</text:p>
        </text:list-item>
        <text:list-item>
          <text:p text:style-name="P2"><text:soft-page-break/>bei wenig Anhängen noch das Anhangsverzeichnis mit aufnehmen, allerdings eine Extra-Gliederung (z.B. <text:span text:style-name="T1">7.) Anhänge</text:span><text:span text:style-name="T2"> im Inhaltsverzeichnis</text:span>, Untergliederung <text:span text:style-name="T1">Anhang a, b, c,</text:span>....)</text:p>
          <text:p text:style-name="P2">z.B.</text:p>
          <text:list>
            <text:list-header>
              <text:p text:style-name="P2">…..</text:p>
              <text:p text:style-name="P2">6.) Fazit</text:p>
              <text:p text:style-name="P2">7.) Anhänge</text:p>
            </text:list-header>
          </text:list>
        </text:list-item>
      </text:list>
      <text:list xml:id="list7535723238440411578" text:style-name="L4">
        <text:list-item>
          <text:list>
            <text:list-item>
              <text:list>
                <text:list-item>
                  <text:p text:style-name="P8">Anhang A: Netzplan</text:p>
                </text:list-item>
                <text:list-item>
                  <text:p text:style-name="P8">Anhang B: ERM</text:p>
                </text:list-item>
                <text:list-item>
                  <text:p text:style-name="P8">…</text:p>
                </text:list-item>
              </text:list>
            </text:list-item>
          </text:list>
        </text:list-item>
      </text:list>
      <text:list xml:id="list2828110594056078329" text:style-name="L5">
        <text:list-item>
          <text:p text:style-name="P3">bei vielen Anhängen könnte man im hinteren Teil der Dokumentation direkt vor den Anhängen ein Anhangsverzeichnis nutzen</text:p>
        </text:list-item>
      </text:list>
      <text:list xml:id="list36527117" text:continue-list="list2080536859315466404" text:style-name="L3">
        <text:list-item>
          <text:p text:style-name="P2">das Inhaltsverzeichnis selbst ist kein Punkt des Inhaltsverzeichnisses.....</text:p>
        </text:list-item>
      </text:list>
      <text:h text:style-name="Heading_20_1" text:outline-level="1">Hauptteil</text:h>
      <text:p text:style-name="Standard">Generelle Lebensversicherung: <text:span text:style-name="T3">Begründete Entscheidungen</text:span></text:p>
      <text:list xml:id="list4195709118408897498" text:style-name="L6">
        <text:list-item>
          <text:p text:style-name="P4">Einleitung: Wer seid Ihr? Was ist das Projektthema? Wieso ist das für den Auftraggeber ein Problem? Wie wird im Folgenden vorgegangen?</text:p>
        </text:list-item>
        <text:list-item>
          <text:p text:style-name="P4">Schilderung der Ausgangslage (Ist-Zustand und eventuelle Schwachstellen)</text:p>
        </text:list-item>
        <text:list-item>
          <text:p text:style-name="P4">Beschreibung des Zielzustandes (Sollzustand)</text:p>
        </text:list-item>
        <text:list-item>
          <text:p text:style-name="P4">Planung (zeitlich, inhaltlich (z.B. Variante A oder B), eventuell wirtschaftlich im Sinne einer Amortisationsrechnung)</text:p>
        </text:list-item>
        <text:list-item>
          <text:p text:style-name="P4">Durchführung (ausgesuchte Schwerpunkte beschreiben und begründen, in denen man zeigen kann, was man geleistet hat, also keine Belanglosigkeiten)</text:p>
        </text:list-item>
        <text:list-item>
          <text:p text:style-name="P4">Projektabschluss (Qualitätssicherung, Fazit [siehe Punkt Fazit])</text:p>
        </text:list-item>
      </text:list>
      <text:h text:style-name="Heading_20_1" text:outline-level="1">Fazit</text:h>
      <text:list xml:id="list3582251646020488321" text:style-name="L7">
        <text:list-item>
          <text:p text:style-name="P5">3 teiliges Fazit:</text:p>
        </text:list-item>
      </text:list>
      <text:list xml:id="list8128267227127000437" text:style-name="L8">
        <text:list-item>
          <text:p text:style-name="P9">inhaltlich (wurde die Zielsetzung erreicht, wenn nicht, woran lag es?)</text:p>
        </text:list-item>
        <text:list-item>
          <text:p text:style-name="P9">team (wie lief die Teamarbeit)</text:p>
        </text:list-item>
        <text:list-item>
          <text:p text:style-name="P9">Projektumfeld Schule (was waren positive Aspekte, wo gibt es Verbesserungspunkte [Thema, Technik, Lehrer,...]</text:p>
        </text:list-item>
      </text:list>
      <text:p text:style-name="Standard"/>
      <text:h text:style-name="Heading_20_1" text:outline-level="1">Anhang</text:h>
      <text:list xml:id="list1914057351303448974" text:style-name="L9">
        <text:list-item>
          <text:p text:style-name="P6">Anhangsüberschriften vergeben: z.B. <text:span text:style-name="T1">Anhang A: Netzplan</text:span></text:p>
        </text:list-item>
        <text:list-item>
          <text:p text:style-name="P6">große Grafiken kommen in den Anhang, Teile bzw. Ausschnitte mit Schwerpunkten kommen in den Haupttext</text:p>
        </text:list-item>
        <text:list-item>
          <text:p text:style-name="P6">ein kleines Handbuch im Sinne einer Einweisung oder einer technischen Dokumentation (je nach Thema) wird in der Abschlussprüfung verlangt, auch bei uns in den schulischen Projekten. <text:span text:style-name="T1">Hier gelten die gleichen Layout-Anforderungen wie für die Haupt-Dokumentation:</text:span> Deckblatt, Inhaltsverzeichnis, strukturierte Abschnitte inkl. unterstützender Visualisierung (z.B. Screenshots für eine Anleitung,...)</text:p>
        </text:list-item>
      </text:list>
      <text:p text:style-name="Standard"/>
      <text:p text:style-name="Standard">Stand: 10.12.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 fo:padding="0.049cm" fo:border="0.002cm solid #000000" style:shadow="#808080 0.18cm -0.18cm"/>
      <style:text-properties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okumentations-Handwerkszeug oder: </text:p>
        <text:p text:style-name="MP1">Welche Dinge müssen nicht danebengehen?!<text:tab/><text:tab/>Seit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 </meta:initial-creator>
    <meta:creation-date>2013-12-03T08:59:17.25</meta:creation-date>
    <dc:date>2014-02-24T16:36:50.27</dc:date>
    <dc:creator>BSE</dc:creator>
    <meta:editing-duration>PT1H21M52S</meta:editing-duration>
    <meta:editing-cycles>13</meta:editing-cycles>
    <meta:generator>OpenOffice.org/3.4.1$Win32 OpenOffice.org_project/341m1$Build-9593</meta:generator>
    <meta:document-statistic meta:table-count="0" meta:image-count="0" meta:object-count="0" meta:page-count="2" meta:paragraph-count="52" meta:word-count="501" meta:character-count="3632"/>
  </office:meta>
</office:document-meta>
</file>